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arial" svg:font-family="arial, sans-serif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b9646" officeooo:paragraph-rsid="000b9646"/>
    </style:style>
    <style:style style:name="P2" style:family="paragraph" style:parent-style-name="Standard">
      <style:text-properties fo:language="en" fo:country="US" officeooo:paragraph-rsid="000d1eed"/>
    </style:style>
    <style:style style:name="P3" style:family="paragraph" style:parent-style-name="Standard" style:list-style-name="L1">
      <style:paragraph-properties fo:text-align="justify" style:justify-single-word="false"/>
      <style:text-properties fo:language="en" fo:country="US" officeooo:rsid="0010dcb3" officeooo:paragraph-rsid="000e6b7a"/>
    </style:style>
    <style:style style:name="P4" style:family="paragraph" style:parent-style-name="Standard" style:list-style-name="L1">
      <style:paragraph-properties fo:text-align="justify" style:justify-single-word="false"/>
      <style:text-properties fo:language="en" fo:country="US" officeooo:rsid="001faf4b" officeooo:paragraph-rsid="000e6b7a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rsid="001faf4b" officeooo:paragraph-rsid="000e6b7a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rsid="00102360" officeooo:paragraph-rsid="00102360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rsid="00119bfa" officeooo:paragraph-rsid="00119bfa"/>
    </style:style>
    <style:style style:name="P8" style:family="paragraph" style:parent-style-name="Standard">
      <style:text-properties fo:language="en" fo:country="US" officeooo:rsid="0013f2dd" officeooo:paragraph-rsid="00119bfa"/>
    </style:style>
    <style:style style:name="P9" style:family="paragraph" style:parent-style-name="Standard">
      <style:text-properties fo:language="en" fo:country="US" officeooo:paragraph-rsid="00119bfa"/>
    </style:style>
    <style:style style:name="P10" style:family="paragraph" style:parent-style-name="Standard">
      <style:paragraph-properties fo:text-align="justify" style:justify-single-word="false"/>
      <style:text-properties officeooo:paragraph-rsid="00119bfa"/>
    </style:style>
    <style:style style:name="P11" style:family="paragraph" style:parent-style-name="Standard">
      <style:paragraph-properties fo:text-align="justify" style:justify-single-word="false"/>
      <style:text-properties fo:color="#007826" fo:language="en" fo:country="US" officeooo:rsid="0011b2e3" officeooo:paragraph-rsid="00119bfa"/>
    </style:style>
    <style:style style:name="P12" style:family="paragraph" style:parent-style-name="Standard">
      <style:text-properties fo:color="#007826" officeooo:rsid="0011b2e3" officeooo:paragraph-rsid="00119bfa"/>
    </style:style>
    <style:style style:name="P13" style:family="paragraph" style:parent-style-name="Standard">
      <style:paragraph-properties fo:text-align="justify" style:justify-single-word="false"/>
      <style:text-properties fo:color="#000000" fo:language="en" fo:country="US" fo:font-weight="bold" officeooo:rsid="00119bfa" officeooo:paragraph-rsid="00119bfa" style:font-weight-asian="bold" style:font-weight-complex="bold"/>
    </style:style>
    <style:style style:name="P14" style:family="paragraph" style:parent-style-name="Standard" style:list-style-name="L3">
      <style:paragraph-properties fo:text-align="justify" style:justify-single-word="false"/>
      <style:text-properties fo:color="#000000" fo:language="en" fo:country="US" fo:font-weight="bold" officeooo:rsid="00119bfa" officeooo:paragraph-rsid="00119bfa" style:font-weight-asian="bold" style:font-weight-complex="bold"/>
    </style:style>
    <style:style style:name="P15" style:family="paragraph" style:parent-style-name="Standard" style:list-style-name="L3">
      <style:paragraph-properties fo:text-align="justify" style:justify-single-word="false"/>
      <style:text-properties fo:color="#000000" fo:font-size="11pt" fo:language="en" fo:country="US" fo:font-style="italic" fo:font-weight="bold" officeooo:rsid="00119bfa" officeooo:paragraph-rsid="00119bfa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fo:font-size="12pt" fo:language="en" fo:country="US" fo:font-style="normal" fo:font-weight="bold" officeooo:rsid="00119bfa" officeooo:paragraph-rsid="00119bfa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252525" style:font-name="sans-serif" fo:font-size="8pt" fo:letter-spacing="normal" fo:language="en" fo:country="US" fo:font-style="italic" fo:font-weight="normal" officeooo:rsid="0013f2dd" officeooo:paragraph-rsid="00119bfa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sans-serif" fo:font-size="8pt" fo:letter-spacing="normal" fo:language="en" fo:country="US" fo:font-style="normal" fo:font-weight="normal" officeooo:rsid="0011b302" officeooo:paragraph-rsid="0011b302" style:font-size-asian="8pt" style:language-asian="fr" style:country-asian="FR" style:font-style-asian="normal" style:font-weight-asian="normal" style:font-size-complex="8pt" style:language-complex="ar" style:country-complex="SA" style:font-style-complex="normal"/>
    </style:style>
    <style:style style:name="T1" style:family="text">
      <style:text-properties officeooo:rsid="000d1eed"/>
    </style:style>
    <style:style style:name="T2" style:family="text">
      <style:text-properties fo:font-variant="normal" fo:text-transform="none" fo:color="#3c3c3c" style:font-name="Liberation Serif" fo:font-size="12pt" fo:letter-spacing="normal" fo:language="en" fo:country="US" fo:font-style="normal" fo:font-weight="normal" officeooo:rsid="00119bfa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fo:font-size="12pt" fo:language="en" fo:country="US" fo:font-style="normal" fo:font-weight="bold" officeooo:rsid="00119bfa" style:font-size-asian="10.5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000000" fo:font-size="12pt" fo:language="en" fo:country="US" fo:font-style="normal" fo:font-weight="normal" officeooo:rsid="00119bfa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19bfa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3b0f4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e6b7a" style:font-weight-asian="normal" style:font-weight-complex="normal"/>
    </style:style>
    <style:style style:name="T10" style:family="text">
      <style:text-properties officeooo:rsid="000e6b7a"/>
    </style:style>
    <style:style style:name="T11" style:family="text">
      <style:text-properties officeooo:rsid="00203e17"/>
    </style:style>
    <style:style style:name="T12" style:family="text">
      <style:text-properties fo:font-weight="bold" officeooo:rsid="000e6b7a" style:font-weight-asian="bold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02360" style:font-style-asian="italic" style:font-weight-asian="normal" style:font-style-complex="italic" style:font-weight-complex="normal"/>
    </style:style>
    <style:style style:name="T15" style:family="text">
      <style:text-properties officeooo:rsid="00119bfa"/>
    </style:style>
    <style:style style:name="T16" style:family="text">
      <style:text-properties fo:color="#007826" officeooo:rsid="0011b2e3"/>
    </style:style>
    <style:style style:name="T17" style:family="text">
      <style:text-properties fo:color="#007826" officeooo:rsid="00203e17"/>
    </style:style>
    <style:style style:name="T18" style:family="text">
      <style:text-properties officeooo:rsid="001a099c"/>
    </style:style>
    <style:style style:name="T19" style:family="text">
      <style:text-properties fo:color="#3c3c3c" style:font-name="Liberation Serif" fo:font-size="12pt" style:font-size-asian="12pt" style:font-size-complex="12pt" style:font-weight-complex="normal"/>
    </style:style>
    <style:style style:name="T20" style:family="text">
      <style:text-properties fo:color="#3c3c3c" style:font-name="Liberation Serif" fo:font-size="12pt" officeooo:rsid="00119bfa" style:font-size-asian="12pt" style:font-size-complex="12pt" style:font-weight-complex="normal"/>
    </style:style>
    <style:style style:name="T21" style:family="text">
      <style:text-properties style:font-name="Liberation Serif" fo:font-size="12pt" style:font-size-asian="12pt" style:font-size-complex="12pt" style:font-weight-complex="normal"/>
    </style:style>
    <style:style style:name="T22" style:family="text">
      <style:text-properties style:font-name="Liberation Serif" fo:font-size="12pt" officeooo:rsid="00119bfa" style:font-size-asian="12pt" style:font-size-complex="12pt" style:font-weight-complex="normal"/>
    </style:style>
    <style:style style:name="T23" style:family="text">
      <style:text-properties style:font-name="Liberation Serif" fo:font-size="12pt" officeooo:rsid="0013b0f4" style:font-size-asian="12pt" style:font-size-complex="12pt" style:font-weight-complex="normal"/>
    </style:style>
    <style:style style:name="T24" style:family="text">
      <style:text-properties officeooo:rsid="001c3aec"/>
    </style:style>
    <style:style style:name="T25" style:family="text">
      <style:text-properties officeooo:rsid="00132e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5">You participate to an experiment in which we </text:span>will present you a set of dialogues between two artificial agents (Agent 1 and Agent 2). <text:span text:style-name="T1">Theses agents aims in their dialogue to choose a restaurant where to have dinner.</text:span></text:p>
      <text:p text:style-name="P1"/>
      <text:p text:style-name="P2"><text:span text:style-name="T1">Each restaurant is catheterized by a cuisine type and an ambiance. We present an example of possible restaurants:</text:span></text:p>
      <text:list xml:id="list2031125801301642166" text:style-name="L1">
        <text:list-item>
          <text:p text:style-name="P3"><text:span text:style-name="T11">« Chez </text:span>Victor » : <text:span text:style-name="T12">French</text:span><text:span text:style-name="T10"> restaurant with </text:span><text:span text:style-name="T12">calm</text:span><text:span text:style-name="T10"> ambiance.</text:span></text:p>
        </text:list-item>
        <text:list-item>
          <text:p text:style-name="P3">« Dragon » : <text:span text:style-name="T12">Chinese</text:span><text:span text:style-name="T10"> restaurant with </text:span><text:span text:style-name="T12">noisy</text:span><text:span text:style-name="T10"> ambiance.</text:span> </text:p>
        </text:list-item>
        <text:list-item>
          <text:p text:style-name="P3">« Le parisien » :<text:span text:style-name="T12">French </text:span><text:span text:style-name="T9">restaurant with </text:span><text:span text:style-name="T12">calm </text:span><text:span text:style-name="T9">ambiance.</text:span></text:p>
        </text:list-item>
        <text:list-item>
          <text:p text:style-name="P4"><text:span text:style-name="T10">« Adaggio » : </text:span><text:span text:style-name="T12">Italian </text:span><text:span text:style-name="T9">restaurant with </text:span><text:span text:style-name="T12">calm</text:span><text:span text:style-name="T9"> ambiance.</text:span></text:p>
        </text:list-item>
      </text:list>
      <text:p text:style-name="P5"/>
      <text:p text:style-name="P6"><text:span text:style-name="T9">A</text:span><text:span text:style-name="T8">ll the agents in the different dialogues will be refereed as </text:span><text:span text:style-name="T13">Agent 1 </text:span><text:span text:style-name="T5">and </text:span><text:span text:style-name="T13">Agent 2</text:span><text:span text:style-name="T5">.</text:span></text:p>
      <text:p text:style-name="P6"/>
      <text:p text:style-name="P6"/>
      <text:p text:style-name="P6"><text:span text:style-name="T5"><text:tab/></text:span><text:span text:style-name="T7">Y</text:span><text:span text:style-name="T5">ou will asked to answer questions presented in two steps. First, you'll be asked to answer <text:s/>comprehension questions about the dialogue. Second, <text:s/></text:span><text:span text:style-name="T6">you will be asked to answer questions relative to the agents behavior during the dialogue.</text:span></text:p>
      <text:p text:style-name="P6"/>
      <text:p text:style-name="P6"><text:span text:style-name="T6"><text:tab/>We present you a first example of the experiment. Your responses are not saved.</text:span></text:p>
      <text:p text:style-name="P7"/>
      <text:p text:style-name="P7">Here an excerpt from a dialogue between <text:span text:style-name="T14">Agent 1 </text:span><text:span text:style-name="T5">and </text:span><text:span text:style-name="T14">Agent </text:span><text:span text:style-name="T13">2.</text:span></text:p>
      <text:p text:style-name="P7"><text:line-break/><text:span text:style-name="T16"> <text:s text:c="3"/>Agent1 says "I propose that we choose </text:span><text:span text:style-name="T17">C</text:span><text:span text:style-name="T16">hinese </text:span><text:span text:style-name="T17">c</text:span><text:span text:style-name="T16">uisine." </text:span></text:p>
      <text:p text:style-name="P12"><text:s text:c="2"/></text:p>
      <text:p text:style-name="P12"><text:s text:c="4"/>Agent2 says "I prefer <text:span text:style-name="T11">F</text:span>rench over <text:span text:style-name="T11">C</text:span>hinese." </text:p>
      <text:p text:style-name="P12"><text:s text:c="2"/></text:p>
      <text:p text:style-name="P12"><text:s text:c="4"/>Agent1 says "<text:span text:style-name="T11">C</text:span>hinese is my favorite <text:span text:style-name="T11">c</text:span>uisine." </text:p>
      <text:p text:style-name="P12"><text:s text:c="2"/></text:p>
      <text:p text:style-name="P12"><text:s text:c="4"/>Agent2 says "I prefer Turkish over <text:span text:style-name="T11">C</text:span>hinese." </text:p>
      <text:p text:style-name="P12"><text:s text:c="2"/></text:p>
      <text:p text:style-name="P12"><text:s text:c="4"/>Agent1 says "I prefer <text:span text:style-name="T11">C</text:span>hinese over <text:span text:style-name="T11">T</text:span>urkish." </text:p>
      <text:p text:style-name="P12"><text:s text:c="2"/></text:p>
      <text:p text:style-name="P12"><text:s text:c="4"/>Agent2 says "I propose that we choose French <text:span text:style-name="T18">c</text:span>uisine." </text:p>
      <text:p text:style-name="P12"><text:s text:c="2"/></text:p>
      <text:p text:style-name="P12"><text:s text:c="4"/>Agent1 says "I propose that we choose <text:span text:style-name="T11">Dragon</text:span> restaurant." </text:p>
      <text:p text:style-name="P12"><text:s text:c="2"/></text:p>
      <text:p text:style-name="P11"><text:s text:c="4"/>Agent2 says "Okay, I'll call to book a table." </text:p>
      <text:p text:style-name="P11"/>
      <text:p text:style-name="P11"/>
      <text:p text:style-name="P13">First step: <text:span text:style-name="T8"><text:s/>you have to answer simples <text:s/>comprehension questions about the dialogue you just read.</text:span></text:p>
      <text:p text:style-name="P13"/>
      <text:list xml:id="list2514247316136978412" text:style-name="L3">
        <text:list-item>
          <text:p text:style-name="P14"><text:span text:style-name="T8">Dragon is the chosen restaurant.</text:span></text:p>
          <text:list>
            <text:list-header>
              <text:p text:style-name="P15"><text:span text:style-name="T8">Yes <text:tab/><text:tab/><text:tab/>No <text:tab/><text:tab/><text:tab/>I don't know</text:span></text:p>
            </text:list-header>
          </text:list>
        </text:list-item>
      </text:list>
      <text:p text:style-name="P13"/>
      <text:list xml:id="list134054109609934" text:continue-numbering="true" text:style-name="L3">
        <text:list-item>
          <text:p text:style-name="P14"><text:span text:style-name="T13">Agent 2</text:span><text:span text:style-name="T8"> prefers Japanese cuisine over French.</text:span></text:p>
          <text:list>
            <text:list-header>
              <text:p text:style-name="P15"><text:span text:style-name="T8">Yes <text:tab/><text:tab/><text:tab/>No <text:tab/><text:tab/><text:tab/>I don't know</text:span></text:p>
            </text:list-header>
          </text:list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0"><text:soft-page-break/><text:span text:style-name="T3">Second step: </text:span><text:span text:style-name="T4"><text:s/>You're asked to participate to a questionnaire in order to give your opinion on the agents behavior during the dialogue. There is no good or bad answer. </text:span><text:span text:style-name="T2">Your comments are valuable to us !</text:span></text:p>
      <text:p text:style-name="P10"/>
      <text:p text:style-name="P9">1. Agent 1 takes the preferences of the other speaker into account in choosing a restaurant. </text:p>
      <text:p text:style-name="P8"/>
      <text:p text:style-name="P17"><text:span text:style-name="T20">Strongly disagree <text:tab/>Disagree <text:s text:c="5"/>Neither agree nor disagree<text:tab/> Agree<text:tab/> <text:s text:c="4"/>Strongly agree</text:span></text:p>
      <text:p text:style-name="P17"/>
      <text:p text:style-name="P8"><text:span text:style-name="T15">2. </text:span>Agent 1<text:span text:style-name="T24"> </text:span>is flexible in his choice of the restaurant. </text:p>
      <text:p text:style-name="P8"/>
      <text:p text:style-name="P17"><text:span text:style-name="T20">Strongly disagree <text:tab/>Disagree <text:s text:c="5"/>Neither agree nor disagree<text:tab/> Agree<text:tab/> <text:s text:c="4"/>Strongly agree</text:span></text:p>
      <text:p text:style-name="P17"/>
      <text:p text:style-name="P17"/>
      <text:p text:style-name="P18"><text:span text:style-name="T22">D</text:span><text:span text:style-name="T21">uring this experiment, you'll be invited to answer 2 comprehensive questions and 12 questions about the agents behavior on the basis of the presented dialogue.</text:span></text:p>
      <text:p text:style-name="P18"/>
      <text:p text:style-name="P18"/>
      <text:p text:style-name="P18"><text:span text:style-name="T21">If you are ready, </text:span><text:span text:style-name="T23">click</text:span><text:span text:style-name="T21"> on “next” to start the experi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arial" svg:font-family="arial, sans-serif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0:16:49.037799752</meta:creation-date>
    <meta:generator>LibreOffice/4.2.8.2$Linux_X86_64 LibreOffice_project/420m0$Build-2</meta:generator>
    <dc:date>2016-08-29T13:40:53.457900169</dc:date>
    <meta:editing-duration>PT51M53S</meta:editing-duration>
    <meta:editing-cycles>4</meta:editing-cycles>
    <meta:document-statistic meta:table-count="0" meta:image-count="0" meta:object-count="0" meta:page-count="2" meta:paragraph-count="37" meta:word-count="398" meta:character-count="2417" meta:non-whitespace-character-count="1954"/>
  </office:meta>
</office:document-meta>
</file>